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0% 100%" style:font-name="Ubuntu" fo:font-size="24pt" style:font-name-asian="Ubuntu" style:font-size-asian="24pt" style:font-name-complex="Ubuntu" style:font-size-complex="24pt"/>
    </style:style>
    <style:style style:name="T4" style:family="text">
      <style:text-properties style:text-position="0% 100%" style:font-name="Liberation Sans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7.7cm" svg:x="7.8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3.6cm" draw:transform="rotate (0.567232006898157) translate (8.019cm 5.677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cm" svg:y1="3.7cm" svg:x2="10.8cm" svg:y2="14.8cm">
          <text:p/>
        </draw:line>
        <draw:frame draw:style-name="gr3" draw:text-style-name="P2" draw:layer="layout" svg:width="2.8cm" svg:height="2.4cm" svg:x="9.9cm" svg:y="5.8cm">
          <draw:text-box>
            <text:p text:style-name="P2"><text:span text:style-name="T1">θ</text:span></text:p>
          </draw:text-box>
        </draw:frame>
        <draw:line draw:style-name="gr4" draw:text-style-name="P1" draw:layer="layout" svg:x1="7.8cm" svg:y1="15.8cm" svg:x2="13.5cm" svg:y2="12.6cm">
          <text:p/>
        </draw:line>
        <draw:line draw:style-name="gr5" draw:text-style-name="P3" draw:layer="layout" svg:x1="7.6cm" svg:y1="17.2cm" svg:x2="13.6cm" svg:y2="17.2cm">
          <text:p text:style-name="P3"><text:span text:style-name="T2"/></text:p>
          <text:p text:style-name="P3"><text:span text:style-name="T2"/></text:p>
          <text:p text:style-name="P3"><text:span text:style-name="T2">d</text:span></text:p>
        </draw:line>
        <draw:custom-shape draw:style-name="gr1" draw:text-style-name="P1" draw:layer="layout" svg:width="1.102cm" svg:height="3.589cm" draw:transform="skewX (0.0485201532054424) rotate (0.0436332312998582) translate (13.196cm 13.22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02cm" svg:height="3.589cm" draw:transform="skewX (0.0485201532054424) rotate (0.0436332312998582) translate (6.796cm 13.229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cm" svg:height="2.4cm" svg:x="9cm" svg:y="14.9cm">
          <draw:text-box>
            <text:p text:style-name="P2"><text:span text:style-name="T1">θ</text:span></text:p>
          </draw:text-box>
        </draw:frame>
        <draw:custom-shape draw:style-name="gr6" draw:text-style-name="P1" draw:layer="layout" svg:width="0.6cm" svg:height="0.6cm" svg:x="10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1.628cm" svg:height="1.649cm" draw:transform="skewX (0.0277507351067099) rotate (-1.42959919030856) translate (11.666379936544cm 13.3283415937678cm)" svg:viewBox="0 0 1629 1650" svg:d="M460 1636c395 38 955 32 1096-527 93-367 190-999-338-1071-405-55-951-126-1156 390l-62 205">
          <text:p/>
        </draw:path>
        <draw:line draw:style-name="gr7" draw:text-style-name="P1" draw:layer="layout" svg:x1="11.2cm" svg:y1="13.4cm" svg:x2="11cm" svg:y2="13.2cm">
          <text:p/>
        </draw:line>
        <draw:frame draw:style-name="gr8" draw:text-style-name="P2" draw:layer="layout" svg:width="1.162cm" svg:height="1.204cm" svg:x="9.8cm" svg:y="12.9cm">
          <draw:text-box>
            <text:p><text:span text:style-name="T1">ω</text:span></text:p>
          </draw:text-box>
        </draw:frame>
        <draw:line draw:style-name="gr5" draw:text-style-name="P3" draw:layer="layout" svg:x1="15.1cm" svg:y1="12.5cm" svg:x2="15.1cm" svg:y2="16.2cm">
          <text:p text:style-name="P1"><text:span text:style-name="T3">dω</text:span><text:span text:style-name="T4">T</text:span></text:p>
          <text:p text:style-name="P1"><text:span text:style-name="T4"/></text:p>
          <text:p text:style-name="P1"><text:span text:style-name="T4"/></text:p>
          <text:p text:style-name="P1"><text:span text:style-name="T4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4:50:38.878468614</meta:creation-date>
    <dc:date>2016-11-23T06:32:41.277019625</dc:date>
    <meta:editing-duration>PT14H56M8S</meta:editing-duration>
    <meta:editing-cycles>1</meta:editing-cycles>
    <meta:document-statistic meta:object-count="14"/>
    <meta:generator>LibreOffice/4.2.8.2$Linux_X86_64 LibreOffice_project/420m0$Build-2</meta:generator>
  </office:meta>
</office:document-meta>
</file>